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0360781"/>
          <table:table-cell office:value-type="float" office:value="0.00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68.0"/>
          <table:table-cell office:value-type="float" office:value="218.0"/>
          <table:table-cell office:value-type="float" office:value="6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8.0"/>
          <table:table-cell office:value-type="float" office:value="498.0"/>
          <table:table-cell office:value-type="float" office:value="434.0"/>
          <table:table-cell office:value-type="float" office:value="387.0"/>
          <table:table-cell office:value-type="float" office:value="127.0"/>
          <table:table-cell office:value-type="float" office:value="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36138"/>
          <table:table-cell office:value-type="float" office:value="0.0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9.0"/>
          <table:table-cell office:value-type="float" office:value="265.0"/>
          <table:table-cell office:value-type="float" office:value="81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9.0"/>
          <table:table-cell office:value-type="float" office:value="478.0"/>
          <table:table-cell office:value-type="float" office:value="414.0"/>
          <table:table-cell office:value-type="float" office:value="383.0"/>
          <table:table-cell office:value-type="float" office:value="143.0"/>
          <table:table-cell office:value-type="float" office:value="8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426241"/>
          <table:table-cell office:value-type="float" office:value="0.0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7.0"/>
          <table:table-cell office:value-type="float" office:value="302.0"/>
          <table:table-cell office:value-type="float" office:value="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0.0"/>
          <table:table-cell office:value-type="float" office:value="462.0"/>
          <table:table-cell office:value-type="float" office:value="398.0"/>
          <table:table-cell office:value-type="float" office:value="379.0"/>
          <table:table-cell office:value-type="float" office:value="157.0"/>
          <table:table-cell office:value-type="float" office:value="8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